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hangeSentProducer.ExchangeSentProducer( JmsTemplate jms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SentProducer.sendMessage( Objec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